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3882047938CB246D.png" manifest:media-type="image/png"/>
  <manifest:file-entry manifest:full-path="Pictures/100005810000031A0000031A90A9BB170713D465.svg" manifest:media-type="image/svg+xml"/>
  <manifest:file-entry manifest:full-path="Pictures/100000010000001E0000001E559200CED1FFD89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e345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Standard">
      <style:text-properties officeooo:paragraph-rsid="10589da9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Footnote">
      <style:text-properties officeooo:paragraph-rsid="107b5934"/>
    </style:style>
    <style:style style:name="P85" style:family="paragraph" style:parent-style-name="Footnote">
      <style:text-properties officeooo:paragraph-rsid="108b0ed7"/>
    </style:style>
    <style:style style:name="P86" style:family="paragraph" style:parent-style-name="Standard">
      <style:text-properties officeooo:paragraph-rsid="108d6c50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9" style:family="paragraph" style:parent-style-name="Standard">
      <style:text-properties officeooo:paragraph-rsid="10925ad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9eddc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5" style:family="text">
      <style:text-properties officeooo:rsid="0f0ca65a"/>
    </style:style>
    <style:style style:name="T266" style:family="text">
      <style:text-properties officeooo:rsid="0aace3cd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font-name="Ubuntu1" fo:font-size="10pt" officeooo:rsid="04473353" style:font-size-asian="10pt" style:font-size-complex="10pt"/>
    </style:style>
    <style:style style:name="T270" style:family="text">
      <style:text-properties style:text-underline-style="none"/>
    </style:style>
    <style:style style:name="T271" style:family="text">
      <style:text-properties officeooo:rsid="108e61e7"/>
    </style:style>
    <style:style style:name="T272" style:family="text">
      <style:text-properties style:text-underline-style="solid" style:text-underline-width="auto" style:text-underline-color="font-color"/>
    </style:style>
    <style:style style:name="T273" style:family="text">
      <style:text-properties style:text-underline-style="solid" style:text-underline-width="auto" style:text-underline-color="font-color" officeooo:rsid="0feb9a57"/>
    </style:style>
    <style:style style:name="T274" style:family="text">
      <style:text-properties officeooo:rsid="0ffa97b0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7"/>
      <text:p text:style-name="P36"><text:span text:style-name="T14">Vul </text:span><text:span text:style-name="T15">achter</text:span><text:span text:style-name="T12"> de </text:span><text:span text:style-name="Definition"><text:span text:style-name="T265">ONDERSTREEPTE</text:span></text:span><text:span text:style-name="T1"> </text:span><text:span text:style-name="T13">woorden</text:span><text:span text:style-name="T12"> het</text:span><text:span text:style-name="Strong_20_Emphasis"><text:span text:style-name="T263"> </text:span></text:span><text:span text:style-name="Strong_20_Emphasis"><text:span text:style-name="T262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7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6"><text:span text:style-name="Definition"><text:span text:style-name="T215">g</text:span></text:span><text:span text:style-name="Definition">ebruikersnaam</text:span><text:span text:style-name="Definition"><text:span text:style-name="T270"><text:tab/></text:span></text:span><text:span text:style-name="T214"><draw:control text:anchor-type="as-char" svg:y="-0.4cm" draw:z-index="19" draw:name="Gberuikersnaam 3" draw:style-name="gr2" draw:text-style-name="P97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1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7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7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6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7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30"/>
      <text:p text:style-name="P30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4259214963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68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8"><draw:control text:anchor-type="as-char" draw:z-index="13" draw:name="Vorm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68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2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3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68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8"><draw:control text:anchor-type="as-char" draw:z-index="14" draw:name="Vorm 6" draw:style-name="gr1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7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4"/>
      <text:list xml:id="list103338781882455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68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87">Start de computer op vanaf</text:span><text:span text:style-name="T187"><text:note text:id="ftn4" text:note-class="footnote"><text:note-citation>1</text:note-citation><text:note-body><text:p text:style-name="P85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7">L</text:span><text:span text:style-name="T251">ive </text:span><text:span text:style-name="T268">USB</text:span><text:span text:style-name="T266">-stick</text:span><text:span text:style-name="T269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4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1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40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2" draw:name="Vorm13_ 1" draw:style-name="gr1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70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68"><draw:control text:anchor-type="as-char" draw:z-index="5" draw:name="Vorm13" draw:style-name="gr1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17" draw:name="Vorm 1" draw:style-name="gr1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9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103337605799317" text:continue-numbering="true" text:style-name="L1">
        <text:list-item>
          <text:p text:style-name="P95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3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68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8">sudo useradd --create-home -- comm<text:span text:style-name="T274">e</text:span>n<text:span text:style-name="T274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passwd <text:span text:style-name="T272">gebruiker</text:span><text:span text:style-name="T273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68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2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83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8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68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6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8" office:value-type="string">
            <text:p text:style-name="P77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0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3"><text:span text:style-name="Strong_20_Emphasis"><text:span text:style-name="T37"><text:tab/></text:span></text:span></text:p>
      <text:p text:style-name="P44"><text:span text:style-name="Strong_20_Emphasis"><text:span text:style-name="T48"><text:tab/></text:span></text:span></text:p>
      <text:list xml:id="list103337011076940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5" draw:name="Vorm36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9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3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16" draw:name="Vorm36_ 2" draw:style-name="gr1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8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8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5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.</text:span></text:span></text:p>
      <text:p text:style-name="P29"><text:a xlink:type="simple" xlink:href="https://creativecommons.org/publicdomain/zero/1.0" text:style-name="Internet_20_link" text:visited-style-name="Visited_20_Internet_20_Link"><text:span text:style-name="Emphasis"><text:span text:style-name="T261">CC0 1.0</text:span></text:span></text:a><text:span text:style-name="Emphasis"><text:span text:style-name="T260"> </text:span></text:span><text:span text:style-name="Emphasis"><text:span text:style-name="T26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59200CED1FFD899.png" xlink:type="simple" xlink:show="embed" xlink:actuate="onLoad" draw:mime-type="image/png"/></draw:frame></draw:a></text:span></text:span><text:span text:style-name="Emphasis"><text:span text:style-name="T27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3882047938CB246D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4T10:33:36.727516497">24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3:36.605311748</dc:date>
    <meta:keyword>Installatie</meta:keyword>
    <meta:keyword>Checklist</meta:keyword>
    <meta:keyword>Linux</meta:keyword>
    <meta:editing-cycles>6964</meta:editing-cycles>
    <meta:editing-duration>P12DT8H57M58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76" meta:character-count="3332" meta:non-whitespace-character-count="2887"/>
    <meta:user-defined meta:name="Info 1"/>
    <meta:user-defined meta:name="Info 2"/>
    <meta:user-defined meta:name="Info 3"/>
    <meta:user-defined meta:name="Info 4"/>
  </office:meta>
</office:document-meta>
</file>